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, 'Andale Mono', Consolas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style:font-name="Fira Mon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pm i file-saver</text:span> </text:p>
      <text:p text:style-name="Standard"/>
      <text:p text:style-name="Standard">//service</text:p>
      <text:p text:style-name="Standard"/>
      <text:p text:style-name="Standard"><text:s text:c="2"/>downloadFile() {<text:line-break/> <text:s/><text:line-break/> <text:s text:c="3"/>let headers = new HttpHeaders().set( 'Content-Type', 'application/octet-stream');<text:line-break/> <text:s text:c="3"/>return this.httpClient.get(`${environment.baseUrl}preRegistration/getPreRegistrationTemplate`,{headers,responseType: 'blob'});<text:line-break/> <text:s text:c="2"/>} </text:p>
      <text:p text:style-name="Standard"/>
      <text:p text:style-name="Standard"/>
      <text:p text:style-name="Standard">//component.ts</text:p>
      <text:p text:style-name="Standard">import * as FileSaver from 'file-saver';</text:p>
      <text:p text:style-name="Standard"/>
      <text:p text:style-name="Standard">downloadFile()<text:line-break/>{<text:line-break/> <text:s/>this.preRegistrationService.downloadFile().subscribe( (data) =&gt;<text:line-break/> <text:s/>{<text:line-break/> <text:s text:c="6"/>var file = new Blob([data], {type: 'application/vnd.ms-excel' } );//type different for different type<text:line-break/> <text:s text:c="6"/>var fileURL = URL.createObjectURL(file);<text:line-break/> <text:s text:c="6"/>window.open(fileURL);<text:line-break/> <text:s text:c="4"/>FileSaver.saveAs(file,"preRegistrationTemplate.xlsx"); <text:s/>//fiename <text:s/><text:line-break/> <text:s/>},<text:line-break/><text:line-break/> <text:s/>(error) =&gt; <text:line-break/> <text:s/>{<text:line-break/> <text:s text:c="4"/>Swal ({<text:line-break/> <text:s text:c="5"/>text: 'Error while downloading file',<text:line-break/> <text:s text:c="5"/>customClass: 'swal-height'<text:line-break/> <text:s text:c="3"/>});<text:line-break/> <text:s/>}<text:line-break/><text:line-break/><text:line-break/> <text:s/>); <text:s/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, 'Andale Mono', Consolas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3S</meta:editing-duration>
    <meta:editing-cycles>3</meta:editing-cycles>
    <meta:generator>OpenOffice/4.1.3$Win32 OpenOffice.org_project/413m1$Build-9783</meta:generator>
    <dc:date>2019-05-27T15:19:29.16</dc:date>
    <meta:document-statistic meta:table-count="0" meta:image-count="0" meta:object-count="0" meta:page-count="1" meta:paragraph-count="6" meta:word-count="67" meta:character-count="806"/>
    <meta:user-defined meta:name="Info 1"/>
    <meta:user-defined meta:name="Info 2"/>
    <meta:user-defined meta:name="Info 3"/>
    <meta:user-defined meta:name="Info 4"/>
  </office:meta>
</office:document-meta>
</file>